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paragraph-rsid="002a887a"/>
    </style:style>
    <style:style style:name="P4" style:family="paragraph" style:parent-style-name="Standard">
      <style:text-properties fo:language="pl" fo:country="PL" officeooo:rsid="003f5dc6" officeooo:paragraph-rsid="00343946"/>
    </style:style>
    <style:style style:name="P5" style:family="paragraph" style:parent-style-name="Standard">
      <style:text-properties fo:language="pl" fo:country="PL" officeooo:paragraph-rsid="01b4470b"/>
    </style:style>
    <style:style style:name="P6" style:family="paragraph" style:parent-style-name="Standard">
      <style:text-properties fo:language="pl" fo:country="PL" style:text-underline-style="none" fo:font-weight="normal" officeooo:rsid="01bbc026" officeooo:paragraph-rsid="01bbc026" style:font-weight-asian="normal" style:font-weight-complex="normal"/>
    </style:style>
    <style:style style:name="P7" style:family="paragraph" style:parent-style-name="Standard">
      <style:text-properties fo:language="pl" fo:country="PL" style:text-underline-style="none" fo:font-weight="normal" officeooo:rsid="01b939ec" officeooo:paragraph-rsid="01b6b6f3" style:font-weight-asian="normal" style:font-weight-complex="normal"/>
    </style:style>
    <style:style style:name="P8" style:family="paragraph" style:parent-style-name="Standard">
      <style:text-properties fo:language="pl" fo:country="PL" style:text-underline-style="none" fo:font-weight="normal" officeooo:rsid="01b6b6f3" officeooo:paragraph-rsid="01b4470b" style:font-weight-asian="normal" style:font-weight-complex="normal"/>
    </style:style>
    <style:style style:name="P9" style:family="paragraph" style:parent-style-name="Standard">
      <style:text-properties fo:language="pl" fo:country="PL" style:text-underline-style="none" fo:font-weight="normal" officeooo:rsid="01bcbe4b" officeooo:paragraph-rsid="01bcbe4b" style:font-weight-asian="normal" style:font-weight-complex="normal"/>
    </style:style>
    <style:style style:name="P10" style:family="paragraph" style:parent-style-name="Standard">
      <style:text-properties fo:language="pl" fo:country="PL" style:text-underline-style="none" fo:font-weight="normal" officeooo:rsid="01bb140b" officeooo:paragraph-rsid="01bbc026" style:font-weight-asian="normal" style:font-weight-complex="normal"/>
    </style:style>
    <style:style style:name="P11" style:family="paragraph" style:parent-style-name="Standard">
      <style:text-properties fo:language="pl" fo:country="PL" style:text-underline-style="none" fo:font-weight="normal" officeooo:rsid="01bd1f16" officeooo:paragraph-rsid="01bd1f16" style:font-weight-asian="normal" style:font-weight-complex="normal"/>
    </style:style>
    <style:style style:name="P12" style:family="paragraph" style:parent-style-name="Standard">
      <style:text-properties fo:language="pl" fo:country="PL" style:text-underline-style="none" fo:font-weight="normal" officeooo:rsid="01be9c25" officeooo:paragraph-rsid="01be9c25" style:font-weight-asian="normal" style:font-weight-complex="normal"/>
    </style:style>
    <style:style style:name="P13" style:family="paragraph" style:parent-style-name="Standard">
      <style:text-properties fo:language="pl" fo:country="PL" style:text-underline-style="none" fo:font-weight="normal" officeooo:rsid="01bf797d" officeooo:paragraph-rsid="01bf797d" style:font-weight-asian="normal" style:font-weight-complex="normal"/>
    </style:style>
    <style:style style:name="P14" style:family="paragraph" style:parent-style-name="Standard">
      <style:text-properties fo:language="pl" fo:country="PL" officeooo:rsid="00329b05" officeooo:paragraph-rsid="00329b05"/>
    </style:style>
    <style:style style:name="P15" style:family="paragraph" style:parent-style-name="Standard">
      <style:text-properties fo:language="pl" fo:country="PL" officeooo:rsid="00329b05" officeooo:paragraph-rsid="01bbc026"/>
    </style:style>
    <style:style style:name="P16" style:family="paragraph" style:parent-style-name="Standard">
      <style:text-properties fo:language="pl" fo:country="PL" officeooo:rsid="01bbc026" officeooo:paragraph-rsid="01bbc026"/>
    </style:style>
    <style:style style:name="P17" style:family="paragraph" style:parent-style-name="Standard">
      <style:text-properties fo:language="pl" fo:country="PL" style:text-underline-style="none" fo:font-weight="normal" officeooo:rsid="01bf797d" officeooo:paragraph-rsid="01bf797d" style:font-weight-asian="normal" style:font-weight-complex="normal"/>
    </style:style>
    <style:style style:name="P18" style:family="paragraph" style:parent-style-name="Standard">
      <style:text-properties fo:language="pl" fo:country="PL" style:text-underline-style="none" fo:font-weight="normal" officeooo:rsid="01c1063e" officeooo:paragraph-rsid="01c1063e" style:font-weight-asian="normal" style:font-weight-complex="normal"/>
    </style:style>
    <style:style style:name="P19" style:family="paragraph" style:parent-style-name="Standard">
      <style:text-properties fo:language="pl" fo:country="PL" style:text-underline-style="none" fo:font-weight="normal" officeooo:rsid="01c301de" officeooo:paragraph-rsid="01c301de" style:font-weight-asian="normal" style:font-weight-complex="normal"/>
    </style:style>
    <style:style style:name="P20" style:family="paragraph" style:parent-style-name="Standard">
      <style:text-properties fo:language="pl" fo:country="PL" style:text-underline-style="none" fo:font-weight="normal" officeooo:rsid="01c428f8" officeooo:paragraph-rsid="01c428f8" style:font-weight-asian="normal" style:font-weight-complex="normal"/>
    </style:style>
    <style:style style:name="P21" style:family="paragraph" style:parent-style-name="Standard">
      <style:text-properties fo:language="pl" fo:country="PL" style:text-underline-style="none" fo:font-weight="normal" officeooo:rsid="01c4ee84" officeooo:paragraph-rsid="01c4ee84" style:font-weight-asian="normal" style:font-weight-complex="normal"/>
    </style:style>
    <style:style style:name="T1" style:family="text">
      <style:text-properties officeooo:rsid="002a887a"/>
    </style:style>
    <style:style style:name="T2" style:family="text">
      <style:text-properties officeooo:rsid="0030e08b"/>
    </style:style>
    <style:style style:name="T3" style:family="text">
      <style:text-properties officeooo:rsid="005d7a8e"/>
    </style:style>
    <style:style style:name="T4" style:family="text">
      <style:text-properties officeooo:rsid="0086dc34"/>
    </style:style>
    <style:style style:name="T5" style:family="text">
      <style:text-properties officeooo:rsid="008c0fa1"/>
    </style:style>
    <style:style style:name="T6" style:family="text">
      <style:text-properties officeooo:rsid="00c4b2dd"/>
    </style:style>
    <style:style style:name="T7" style:family="text">
      <style:text-properties officeooo:rsid="01402302"/>
    </style:style>
    <style:style style:name="T8" style:family="text">
      <style:text-properties officeooo:rsid="01469c8e"/>
    </style:style>
    <style:style style:name="T9" style:family="text">
      <style:text-properties officeooo:rsid="01b359cc"/>
    </style:style>
    <style:style style:name="T10" style:family="text">
      <style:text-properties officeooo:rsid="01b4470b"/>
    </style:style>
    <style:style style:name="T11" style:family="text">
      <style:text-properties officeooo:rsid="0027d42c"/>
    </style:style>
    <style:style style:name="T12" style:family="text">
      <style:text-properties officeooo:rsid="01bb140b"/>
    </style:style>
    <style:style style:name="T13" style:family="text">
      <style:text-properties officeooo:rsid="01bbc026"/>
    </style:style>
    <style:style style:name="T14" style:family="text">
      <style:text-properties style:text-underline-style="none" fo:font-weight="normal" officeooo:rsid="01bbc026" style:font-weight-asian="normal" style:font-weight-complex="normal"/>
    </style:style>
    <style:style style:name="T15" style:family="text">
      <style:text-properties officeooo:rsid="01bd1f16"/>
    </style:style>
    <style:style style:name="T16" style:family="text">
      <style:text-properties officeooo:rsid="01c1063e"/>
    </style:style>
    <style:style style:name="T17" style:family="text">
      <style:text-properties officeooo:rsid="01c4ee84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* </text:span><text:span text:style-name="T5">D</text:span><text:span text:style-name="T4">ate</text:span>: 2025.<text:span text:style-name="T1">0</text:span><text:span text:style-name="T7">7</text:span>.<text:span text:style-name="T9">2</text:span><text:span text:style-name="T7">7</text:span></text:p>
      <text:p text:style-name="P1"><text:span text:style-name="T4">* </text:span><text:span text:style-name="T5">S</text:span><text:span text:style-name="T4">ource</text:span>: <text:span text:style-name="T12">Make your Bed. Proste rzeczy, które zmieniają twoje życie… a może i świat</text:span></text:p>
      <text:p text:style-name="P2">* <text:span text:style-name="T5">A</text:span>utor:<text:span text:style-name="T12">William H. McRaven</text:span></text:p>
      <text:p text:style-name="P5"><text:span text:style-name="T4">* </text:span><text:span text:style-name="T5">Y</text:span><text:span text:style-name="T4">ear</text:span><text:span text:style-name="T11">: </text:span><text:span text:style-name="T6">20</text:span><text:span text:style-name="T10">1</text:span><text:span text:style-name="T12">7 ed. 2024</text:span></text:p>
      <text:p text:style-name="P5"><text:span text:style-name="T4">* </text:span><text:span text:style-name="T5">C</text:span><text:span text:style-name="T4">ategory</text:span>: <text:span text:style-name="T2">książka</text:span></text:p>
      <text:p text:style-name="P1">* <text:span text:style-name="T5">Shortname: </text:span><text:span text:style-name="T12">make-your-bed</text:span></text:p>
      <text:p text:style-name="P1"><text:span text:style-name="T4">* </text:span><text:span text:style-name="T5">M</text:span><text:span text:style-name="T4">odified</text:span>: <text:date style:data-style-name="N49" text:date-value="2025-07-30T07:53:54.251693612">2025-07-30</text:date>, <text:time style:data-style-name="N61" text:time-value="2025-07-30T07:53:54.251918038">07:19:50</text:time></text:p>
      <text:p text:style-name="P4"/>
      <text:p text:style-name="P4"/>
      <text:p text:style-name="P15">#<text:span text:style-name="T3">###</text:span> <text:span text:style-name="T8">Rozdział </text:span><text:span text:style-name="T13">1: </text:span><text:span text:style-name="T14">Rozpocznij dzień od dobrze wykonanego zadania</text:span></text:p>
      <text:p text:style-name="P14"/>
      <text:p text:style-name="P16"># 13</text:p>
      <text:p text:style-name="P6">Rozpocznij dzień od dobrze wykonanego zadania (s. 13)</text:p>
      <text:p text:style-name="P10">William H. McRaven</text:p>
      <text:p text:style-name="P8"/>
      <text:p text:style-name="P6"># 14</text:p>
      <text:p text:style-name="P6">Jeśli chcesz zmienić świat… zacznij od posłania łóżka (s. 14)</text:p>
      <text:p text:style-name="P6">William H. McRaven</text:p>
      <text:p text:style-name="P6"/>
      <text:p text:style-name="P6">### Rozdział 2: W pojedynkę sobie nie poradzisz</text:p>
      <text:p text:style-name="P7"/>
      <text:p text:style-name="P7"/>
      <text:p text:style-name="P6"># 23 </text:p>
      <text:p text:style-name="P6">W pojedynkę sobie nie poradzisz (s. 23)</text:p>
      <text:p text:style-name="P6">William H. McRaven</text:p>
      <text:p text:style-name="P6"/>
      <text:p text:style-name="P6"># 24</text:p>
      <text:p text:style-name="P6">Jeśli chcesz zmienić świat...znajdź kogoś, kto pomoże ci wiosłować. (s. 24)</text:p>
      <text:p text:style-name="P6">William H. McRaven</text:p>
      <text:p text:style-name="P6"/>
      <text:p text:style-name="P9"># 32</text:p>
      <text:p text:style-name="P9">W trakcie służby wojskowej zmagałem się z wieloma trudnościami, ale za każdym razem ktoś przychodził mi z pomocą – ktoś, kto wierzył w moje umiejętności, wbrew wszystkim dostrzegł we mnie potencjał, a nawet zaryzykował własną reputację, by pomóc mi w kontynuowaniu kariery. Nigdy nie zapomniałem o tych ludziach i wiem, że wszystko, co osiągnąłem w życiu, zawdzięczam ich pomocy. (s. 32)</text:p>
      <text:p text:style-name="P9">William H. <text:span text:style-name="T15">Mc</text:span>Raven</text:p>
      <text:p text:style-name="P6"/>
      <text:p text:style-name="P11">### Rozdział 3: Hartu ducha nie mierzy się w centymetrach</text:p>
      <text:p text:style-name="P11"/>
      <text:p text:style-name="P11"># 33</text:p>
      <text:p text:style-name="P11">Hartu ducha nie mierzy się w centymetrach (s. 33)</text:p>
      <text:p text:style-name="P11">William H. McRaven</text:p>
      <text:p text:style-name="P12"/>
      <text:p text:style-name="P12"># 34</text:p>
      <text:p text:style-name="P12">Jeśli chcesz zmienić świat… nie mierz niczyjej wartości w centymetrach (s. 34)</text:p>
      <text:p text:style-name="P12">William H. McRaven</text:p>
      <text:p text:style-name="P12"/>
      <text:p text:style-name="P12"># 37</text:p>
      <text:p text:style-name="P12">W czasie szkolenie SEALs na każdym kroku trzeba coś udowadniać. Że warunki fizyczne nie mają znaczenia. Że kolor skóry nie gra roli. Że pieniądze nie czynią nikogo lepszym. Że determinacja i hart ducha liczą się bardziej niż talent. (s. 37)</text:p>
      <text:p text:style-name="P12"><text:soft-page-break/>William H. McRaven</text:p>
      <text:p text:style-name="P12"/>
      <text:p text:style-name="P13"># 43</text:p>
      <text:p text:style-name="P13">Liczy się nie rozmiar płetw, tylko hart ducha (s. 42)</text:p>
      <text:p text:style-name="P13">William <text:span text:style-name="T16">H</text:span>. McRaven</text:p>
      <text:p text:style-name="P13"/>
      <text:p text:style-name="P18">### Rozdział 4: Życie to nie bajka</text:p>
      <text:p text:style-name="P18"/>
      <text:p text:style-name="P20"># 46</text:p>
      <text:p text:style-name="P18">Życie to nie bajka – cała naprzód (s.46)</text:p>
      <text:p text:style-name="P18">William H. McRaven</text:p>
      <text:p text:style-name="P18"/>
      <text:p text:style-name="P20"># 46</text:p>
      <text:p text:style-name="P18">Jeżeli chcesz zmienić świat… nie przejmuj się, że zostałeś „ciastkiem w cukrze”, tylko walcz dalej. (s. 46)</text:p>
      <text:p text:style-name="P18">William H. McRaven</text:p>
      <text:p text:style-name="P20"/>
      <text:p text:style-name="P20"># 49</text:p>
      <text:p text:style-name="P19">Życie to nie bajka, im szybciej się z tym pogodzicie, tym lepiej dla was. (s. 49)</text:p>
      <text:p text:style-name="P19">William H. McRaven</text:p>
      <text:p text:style-name="P19"/>
      <text:p text:style-name="P20"># <text:span text:style-name="T17">51</text:span></text:p>
      <text:p text:style-name="P20">Od trzydziestu pięciu lat Moki porusza się na wózku inwalidzkim. Przez cały ten czas ani razu nie usłyszałem, by skarżył się na swój los. Nigdy z jego ust nie padło pytanie: „Dlaczego ja?”. Nie użalał się nad sobą. (s. 51)</text:p>
      <text:p text:style-name="P20">William H. McRaven </text:p>
      <text:p text:style-name="P20"/>
      <text:p text:style-name="P21"># 51 - 52</text:p>
      <text:p text:style-name="P21">Łatwo obwiniać za swoje nieszczęście jakąś zewnętrzną instancję i skapitulować w przekonaniu, że los nam nie sprzyja. Łatwo wmawiać sobie, że o naszej przyszłości decyduje to, gdzie się urodziliśmy, jak wychowali nas rodzice i do której chodziliśmy szkoły. Trudno o większe nieporozumienie. Zarówno o zwyczajnych ludziach, jak i o tych największych świadczy to, jak poradzili sobie z niesprawiedliwością życia. (s. 51-52)</text:p>
      <text:p text:style-name="P21">William H. McRaven</text:p>
      <text:p text:style-name="P21"/>
      <text:p text:style-name="P21"># 52</text:p>
      <text:p text:style-name="P21">Zarówno o zwyczajnych ludziach, jak i o tych największych świadczy to, jak poradzili sobie z niesprawiedliwością życia. (s. 52)</text:p>
      <text:p text:style-name="P21">William H. McRav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7-30T07:53:53.976229598</dc:date>
    <meta:editing-duration>PT22H54M55S</meta:editing-duration>
    <meta:editing-cycles>402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475" meta:character-count="2795" meta:non-whitespace-character-count="2372"/>
  </office:meta>
</office:document-meta>
</file>